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25-01-1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24-01-04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23-01-05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22-01-0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0448" calcext:value-type="float">
            <text:p>74.45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21-01-0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20-01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9-01-24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8-01-04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7-01-05 22:5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7-01-05 15:53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6-01-04 15:2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5-01-04 22:42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4-01-04 23:52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3-01-05 16:26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2-01-06 15:0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1-01-06 16:2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10-01-05 16:3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09-01-07 19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08-01-07 19:3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07-01-24 19:0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06-01-07 19:48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05-01-11 17:0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04-01-05 19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03-01-10 17:1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02-01-07 21:09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01-01-06 19:49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36101324601</text:p>
          </table:table-cell>
          <table:table-cell office:value-type="string" calcext:value-type="string">
            <text:p>2000-01-07 19:09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